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230" calcext:value-type="float">
            <text:p>230</text:p>
          </table:table-cell>
          <table:table-cell office:value-type="float" office:value="58.9" calcext:value-type="float">
            <text:p>58.9</text:p>
          </table:table-cell>
          <table:table-cell office:value-type="float" office:value="46" calcext:value-type="float">
            <text:p>46</text:p>
          </table:table-cell>
          <table:table-cell office:value-type="float" office:value="47.5" calcext:value-type="float">
            <text:p>47.5</text:p>
          </table:table-cell>
          <table:table-cell office:value-type="float" office:value="66.5" calcext:value-type="float">
            <text:p>6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9" calcext:value-type="float">
            <text:p>39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22.9" calcext:value-type="float">
            <text:p>22.9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5.6" calcext:value-type="float">
            <text:p>25.6</text:p>
          </table:table-cell>
          <table:table-cell office:value-type="float" office:value="54.3" calcext:value-type="float">
            <text:p>54.3</text:p>
          </table:table-cell>
          <table:table-cell office:value-type="float" office:value="55.2" calcext:value-type="float">
            <text:p>55.2</text:p>
          </table:table-cell>
          <table:table-cell office:value-type="float" office:value="43.3" calcext:value-type="float">
            <text:p>43.3</text:p>
          </table:table-cell>
          <table:table-cell office:value-type="float" office:value="30.1" calcext:value-type="float">
            <text:p>3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34.1" calcext:value-type="float">
            <text:p>34.1</text:p>
          </table:table-cell>
          <table:table-cell office:value-type="float" office:value="16.2" calcext:value-type="float">
            <text:p>16.2</text:p>
          </table:table-cell>
          <table:table-cell office:value-type="float" office:value="13.7" calcext:value-type="float">
            <text:p>13.7</text:p>
          </table:table-cell>
          <table:table-cell office:value-type="float" office:value="20.5" calcext:value-type="float">
            <text:p>20.5</text:p>
          </table:table-cell>
          <table:table-cell office:value-type="float" office:value="34.4" calcext:value-type="float">
            <text:p>3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 table:formula="of:=[.B$2]*[.B4]/100" office:value-type="float" office:value="89.7" calcext:value-type="float">
            <text:p>89.7</text:p>
          </table:table-cell>
          <table:table-cell table:formula="of:=[.C$2]*[.C4]/100" office:value-type="float" office:value="15.0784" calcext:value-type="float">
            <text:p>15.0784</text:p>
          </table:table-cell>
          <table:table-cell table:formula="of:=[.D$2]*[.D4]/100" office:value-type="float" office:value="11.5" calcext:value-type="float">
            <text:p>11.5</text:p>
          </table:table-cell>
          <table:table-cell table:formula="of:=[.E$2]*[.E4]/100" office:value-type="float" office:value="10.8775" calcext:value-type="float">
            <text:p>10.8775</text:p>
          </table:table-cell>
          <table:table-cell table:formula="of:=[.F$2]*[.F4]/100" office:value-type="float" office:value="11.6375" calcext:value-type="float">
            <text:p>11.6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</text:p>
          </table:table-cell>
          <table:table-cell table:formula="of:=[.B$2]*[.B5]/100" office:value-type="float" office:value="58.88" calcext:value-type="float">
            <text:p>58.88</text:p>
          </table:table-cell>
          <table:table-cell table:formula="of:=[.C$2]*[.C5]/100" office:value-type="float" office:value="31.9827" calcext:value-type="float">
            <text:p>31.9827</text:p>
          </table:table-cell>
          <table:table-cell table:formula="of:=[.D$2]*[.D5]/100" office:value-type="float" office:value="25.392" calcext:value-type="float">
            <text:p>25.392</text:p>
          </table:table-cell>
          <table:table-cell table:formula="of:=[.E$2]*[.E5]/100" office:value-type="float" office:value="20.5675" calcext:value-type="float">
            <text:p>20.5675</text:p>
          </table:table-cell>
          <table:table-cell table:formula="of:=[.F$2]*[.F5]/100" office:value-type="float" office:value="20.0165" calcext:value-type="float">
            <text:p>20.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</text:p>
          </table:table-cell>
          <table:table-cell table:formula="of:=[.B$2]*[.B6]/100" office:value-type="float" office:value="78.43" calcext:value-type="float">
            <text:p>78.43</text:p>
          </table:table-cell>
          <table:table-cell table:formula="of:=[.C$2]*[.C6]/100" office:value-type="float" office:value="9.5418" calcext:value-type="float">
            <text:p>9.5418</text:p>
          </table:table-cell>
          <table:table-cell table:formula="of:=[.D$2]*[.D6]/100" office:value-type="float" office:value="6.302" calcext:value-type="float">
            <text:p>6.302</text:p>
          </table:table-cell>
          <table:table-cell table:formula="of:=[.E$2]*[.E6]/100" office:value-type="float" office:value="9.7375" calcext:value-type="float">
            <text:p>9.7375</text:p>
          </table:table-cell>
          <table:table-cell table:formula="of:=[.F$2]*[.F6]/100" office:value-type="float" office:value="22.876" calcext:value-type="float">
            <text:p>22.87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2" calcext:value-type="float">
            <text:p>12</text:p>
          </table:table-cell>
          <table:table-cell office:value-type="float" office:value="9.04" calcext:value-type="float">
            <text:p>9.04</text:p>
          </table:table-cell>
          <table:table-cell office:value-type="float" office:value="5.67" calcext:value-type="float">
            <text:p>5.67</text:p>
          </table:table-cell>
          <table:table-cell office:value-type="float" office:value="4.49" calcext:value-type="float">
            <text:p>4.49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1.7" calcext:value-type="float">
            <text:p>11.7</text:p>
          </table:table-cell>
          <table:table-cell office:value-type="float" office:value="7.9" calcext:value-type="float">
            <text:p>7.9</text:p>
          </table:table-cell>
          <table:table-cell office:value-type="float" office:value="12.7" calcext:value-type="float">
            <text:p>12.7</text:p>
          </table:table-cell>
          <table:table-cell office:value-type="float" office:value="15.5" calcext:value-type="float">
            <text:p>15.5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1 round</text:p>
          </table:table-cell>
          <table:table-cell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88" calcext:value-type="float">
            <text:p>88</text:p>
          </table:table-cell>
          <table:table-cell office:value-type="float" office:value="87.6" calcext:value-type="float">
            <text:p>87.6</text:p>
          </table:table-cell>
          <table:table-cell office:value-type="float" office:value="81.3" calcext:value-type="float">
            <text:p>81.3</text:p>
          </table:table-cell>
          <table:table-cell office:value-type="float" office:value="79.1" calcext:value-type="float">
            <text:p>79.1</text:p>
          </table:table-cell>
          <table:table-cell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number of no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7.06" calcext:value-type="float">
            <text:p>7.06</text:p>
          </table:table-cell>
          <table:table-cell office:value-type="float" office:value="6.82" calcext:value-type="float">
            <text:p>6.82</text:p>
          </table:table-cell>
          <table:table-cell/>
          <table:table-cell office:value-type="string" calcext:value-type="string">
            <text:p>50 rounds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office:value-type="float" office:value="21.3" calcext:value-type="float">
            <text:p>2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.1</text:p>
          </table:table-cell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.4" calcext:value-type="float">
            <text:p>40.4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.37" calcext:value-type="float">
            <text:p>9.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.92" calcext:value-type="float">
            <text:p>5.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.77" calcext:value-type="float">
            <text:p>5.7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36:.D41])" office:value-type="float" office:value="6.45833333333333" calcext:value-type="float">
            <text:p>6.4583333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1:52:27.125537256</meta:creation-date>
    <dc:date>2016-01-09T14:46:41.402547496</dc:date>
    <meta:editing-duration>PT51M42S</meta:editing-duration>
    <meta:editing-cycles>1</meta:editing-cycles>
    <meta:document-statistic meta:table-count="1" meta:cell-count="117" meta:object-count="0"/>
    <meta:generator>LibreOffice/4.2.8.2$Linux_X86_64 LibreOffice_project/420m0$Build-2</meta:generator>
  </office:meta>
</office:document-meta>
</file>